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Normá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6b45c" officeooo:paragraph-rsid="0016b45c"/>
    </style:style>
    <style:style style:name="P2" style:family="paragraph" style:parent-style-name="Text_20_body">
      <style:paragraph-properties fo:text-align="end" style:justify-single-word="false"/>
      <style:text-properties officeooo:rsid="00185c33" officeooo:paragraph-rsid="00185c33"/>
    </style:style>
    <style:style style:name="P3" style:family="paragraph" style:parent-style-name="Text_20_body">
      <style:text-properties officeooo:rsid="00185c33" officeooo:paragraph-rsid="00185c33"/>
    </style:style>
    <style:style style:name="P4" style:family="paragraph" style:parent-style-name="Text_20_body">
      <style:text-properties officeooo:rsid="0019898b" officeooo:paragraph-rsid="0019898b"/>
    </style:style>
    <style:style style:name="P5" style:family="paragraph" style:parent-style-name="Text_20_body">
      <style:paragraph-properties>
        <style:tab-stops>
          <style:tab-stop style:position="17cm" style:type="right"/>
        </style:tab-stops>
      </style:paragraph-properties>
      <style:text-properties officeooo:rsid="0019898b" officeooo:paragraph-rsid="0019898b"/>
    </style:style>
    <style:style style:name="T1" style:family="text">
      <style:text-properties officeooo:rsid="00185c33"/>
    </style:style>
    <style:style style:name="T2" style:family="text">
      <style:text-properties officeooo:rsid="00198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rtin Trumann</text:p>
      <text:p text:style-name="P2">Saadu talu</text:p>
      <text:p text:style-name="P1"><text:span text:style-name="T2">93325 Karala küla</text:span></text:p>
      <text:p text:style-name="P1">Tel. <text:span text:style-name="T2">510 9720</text:span></text:p>
      <text:p text:style-name="P2">e-post: <text:a xlink:type="simple" xlink:href="mailto:martin.trumann@gmail.com" text:style-name="Internet_20_link" text:visited-style-name="Visited_20_Internet_20_Link"><text:span text:style-name="T2">martin.trumann</text:span></text:a><text:a xlink:type="simple" xlink:href="mailto:martin.trumann@gmail.com" text:style-name="Internet_20_link" text:visited-style-name="Visited_20_Internet_20_Link">@gmail.com</text:a></text:p>
      <text:p text:style-name="P4"/>
      <text:p text:style-name="P4">OÜ Suvala</text:p>
      <text:p text:style-name="P5">Juhatajale<text:tab/>14.01.2019</text:p>
      <text:h text:style-name="Heading_20_1" text:outline-level="1"><text:span text:style-name="T1">A</text:span>valdus</text:h>
      <text:p text:style-name="Text_20_body"/>
      <text:p text:style-name="Text_20_body"/>
      <text:p text:style-name="P3">Soovin kandideerida teie ettevõttesse praktikandi ḱohale. Õpin Kuressaare ametikoolis noorem tarkvaraarendaja alal. Õpin teisel kursusel.</text:p>
      <text:p text:style-name="P3"/>
      <text:p text:style-name="P3"/>
      <text:p text:style-name="P4">Lugupidamisega </text:p>
      <text:p text:style-name="P4">Martin Tru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Normá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indent="0cm" style:auto-text-indent="false" style:page-number="auto"/>
      <style:text-properties fo:text-transform="uppercase" style:font-name="Times New Roman2" fo:font-family="'Times New Roman'" style:font-style-name="Normál" style:font-family-generic="roman" style:font-pitch="variable" fo:font-size="12pt" fo:font-weight="normal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rumann</meta:initial-creator>
    <meta:creation-date>2019-01-14T13:15:37.633474634</meta:creation-date>
    <dc:date>2019-01-14T13:54:13.196958709</dc:date>
    <dc:creator>Martin Trumann</dc:creator>
    <meta:editing-duration>PT7M10S</meta:editing-duration>
    <meta:editing-cycles>1</meta:editing-cycles>
    <meta:generator>LibreOffice/6.1.3.2$Linux_X86_64 LibreOffice_project/10$Build-2</meta:generator>
    <meta:document-statistic meta:table-count="0" meta:image-count="0" meta:object-count="0" meta:page-count="1" meta:paragraph-count="11" meta:word-count="35" meta:character-count="289" meta:non-whitespace-character-count="264"/>
  </office:meta>
</office:document-meta>
</file>